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2.894cm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3.248cm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4.16cm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7.9cm"/>
    </style:style>
    <style:style style:name="gr5" style:family="graphic" style:parent-style-name="standard">
      <style:graphic-properties draw:textarea-horizontal-align="justify" draw:textarea-vertical-align="middle" draw:auto-grow-height="false" fo:min-height="1.9cm" fo:min-width="1.65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5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8cm" svg:height="2.8cm" svg:x="3.1cm" svg:y="4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3cm" svg:height="2.5cm" svg:x="13.9cm" svg:y="23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.4cm" svg:height="2.3cm" svg:x="7.4cm" svg:y="7.5cm">
          <text:p text:style-name="P1">Podaj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8.4cm" svg:height="2.8cm" svg:x="4.4cm" svg:y="12.7cm">
          <text:p text:style-name="P1">S=0</text:p>
          <text:p text:style-name="P1">I = S*S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3cm" svg:height="4.3cm" svg:x="7.9cm" svg:y="16.7cm">
          <text:p text:style-name="P1">S 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5" draw:id="id5" draw:layer="layout" svg:width="6.3cm" svg:height="2.6cm" svg:x="2.7cm" svg:y="22.8cm">
          <text:p text:style-name="P1">S = S+1</text:p>
          <text:p text:style-name="P1">I = S*S 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" svg:x1="7.197cm" svg:y1="6.99cm" svg:x2="11.1cm" svg:y2="7.5cm" draw:start-shape="id1" draw:start-glue-point="9" draw:end-shape="id2" draw:end-glue-point="5" svg:d="M7197 6990l3903 510" svg:viewBox="0 0 3904 511">
          <text:p/>
        </draw:connector>
        <draw:connector draw:style-name="gr7" draw:text-style-name="P2" draw:layer="layout" draw:type="line" svg:x1="10.175cm" svg:y1="9.8cm" svg:x2="8.6cm" svg:y2="12.7cm" draw:start-shape="id2" draw:start-glue-point="7" draw:end-shape="id3" draw:end-glue-point="0" svg:d="M10175 9800l-1575 2900" svg:viewBox="0 0 1576 2901">
          <text:p/>
        </draw:connector>
        <draw:connector draw:style-name="gr7" draw:text-style-name="P2" xml:id="id7" draw:id="id7" draw:layer="layout" draw:type="line" svg:x1="8.6cm" svg:y1="15.5cm" svg:x2="10.05cm" svg:y2="16.7cm" draw:start-shape="id3" draw:start-glue-point="2" draw:end-shape="id4" draw:end-glue-point="4" svg:d="M8600 15500l1450 1200" svg:viewBox="0 0 1451 1201">
          <text:p/>
        </draw:connector>
        <draw:connector draw:style-name="gr8" draw:text-style-name="P2" draw:layer="layout" svg:x1="7.9cm" svg:y1="18.85cm" svg:x2="5.85cm" svg:y2="22.8cm" draw:start-shape="id4" draw:start-glue-point="5" draw:end-shape="id5" draw:end-glue-point="0" svg:d="M7900 18850h-2050v3950" svg:viewBox="0 0 2051 3951">
          <text:p text:style-name="P1">NIE</text:p>
        </draw:connector>
        <draw:connector draw:style-name="gr8" draw:text-style-name="P2" draw:layer="layout" svg:x1="12.2cm" svg:y1="18.85cm" svg:x2="16.55cm" svg:y2="23.5cm" draw:start-shape="id4" draw:start-glue-point="7" draw:end-shape="id6" draw:end-glue-point="4" svg:d="M12200 18850h4350v4650" svg:viewBox="0 0 4351 4651">
          <text:p text:style-name="P1">TAK</text:p>
        </draw:connector>
        <draw:connector draw:style-name="gr7" draw:text-style-name="P2" draw:layer="layout" svg:x1="2.7cm" svg:y1="24.1cm" svg:x2="9.325cm" svg:y2="16.1cm" draw:start-shape="id5" draw:start-glue-point="3" draw:end-shape="id7" draw:end-glue-point="0" svg:d="M2700 24100h-501v-8000h7126" svg:viewBox="0 0 7127 8001">
          <text:p/>
        </draw:connector>
        <draw:frame draw:style-name="gr9" draw:text-style-name="P3" draw:layer="layout" svg:width="17.3cm" svg:height="3.095cm" svg:x="2cm" svg:y="1.9cm">
          <draw:text-box>
            <text:p>Program wyświetla kwadraty kolejnych liczb naturalnych, począwszy od zera a skończywszy na kwadracie liczby podanej przez użytkownik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0:27:43.204000000</meta:creation-date>
    <dc:date>2017-10-09T21:18:59.718000000</dc:date>
    <meta:editing-duration>PT12M57S</meta:editing-duration>
    <meta:editing-cycles>4</meta:editing-cycles>
    <meta:generator>LibreOffice/5.2.2.2$Windows_X86_64 LibreOffice_project/8f96e87c890bf8fa77463cd4b640a2312823f3ad</meta:generator>
    <meta:document-statistic meta:object-count="13"/>
  </office:meta>
</office:document-meta>
</file>